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/>
      <style:text-properties style:font-name="Verdana1" fo:font-size="8pt" fo:font-weight="bold" style:font-size-asian="8pt" style:font-weight-asian="bold"/>
    </style:style>
    <style:style style:name="P2" style:family="paragraph" style:parent-style-name="Heading_20_1">
      <style:text-properties style:font-name="Verdana1"/>
    </style:style>
    <style:style style:name="P3" style:family="paragraph" style:parent-style-name="Standard">
      <style:text-properties style:font-name="Verdana1" fo:font-weight="bold" style:font-weight-asian="bold"/>
    </style:style>
    <style:style style:name="P4" style:family="paragraph" style:parent-style-name="Standard">
      <style:text-properties style:font-name="Verdana1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text-properties fo:color="#000000" style:font-name="Verdana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8" style:family="paragraph" style:parent-style-name="Heading_20_4">
      <style:text-properties style:font-name="Verdana1" fo:font-size="10pt" style:font-size-asian="10pt" style:font-size-complex="10pt"/>
    </style:style>
    <style:style style:name="P9" style:family="paragraph" style:parent-style-name="Standard">
      <style:text-properties style:font-name="Verdana1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Standard" style:list-style-name="WW8Num12"/>
    <style:style style:name="P12" style:family="paragraph" style:parent-style-name="Standard" style:list-style-name="WW8Num12">
      <style:text-properties style:font-name="Verdana" fo:font-size="10pt" style:font-size-asian="10pt" style:font-size-complex="10pt"/>
    </style:style>
    <style:style style:name="P13" style:family="paragraph" style:parent-style-name="Standard" style:list-style-name="WW8Num5">
      <style:text-properties style:font-name="Verdana" fo:font-size="10pt" style:font-size-asian="10pt" style:font-size-complex="10pt"/>
    </style:style>
    <style:style style:name="P14" style:family="paragraph" style:parent-style-name="Standard" style:list-style-name="WW8Num5"/>
    <style:style style:name="P15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16" style:family="paragraph" style:parent-style-name="Standard">
      <style:text-properties fo:color="#303030" style:font-name="Arial1" fo:font-size="8.25pt" fo:font-weight="bold" style:font-size-asian="10pt" style:font-weight-asian="bold" style:font-name-complex="Arial"/>
    </style:style>
    <style:style style:name="P17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text-properties fo:font-size="10pt" style:font-size-asian="10pt" style:font-weight-complex="normal"/>
    </style:style>
    <style:style style:name="P19" style:family="paragraph" style:parent-style-name="Heading_20_4">
      <style:text-properties style:font-name="Verdana" fo:font-size="10pt" style:font-size-asian="10pt"/>
    </style:style>
    <style:style style:name="P20" style:family="paragraph" style:parent-style-name="Heading_20_4">
      <style:text-properties style:font-name="Verdana" fo:font-size="10pt" fo:font-weight="normal" style:font-size-asian="10pt" style:font-weight-asian="normal"/>
    </style:style>
    <style:style style:name="P21" style:family="paragraph" style:parent-style-name="Standard">
      <style:text-properties style:font-name="Verdana" fo:font-size="10pt" style:font-size-asian="10pt"/>
    </style:style>
    <style:style style:name="P22" style:family="paragraph" style:parent-style-name="Standard">
      <style:text-properties style:font-name="Verdana" fo:font-size="10pt" style:font-size-asian="10pt" style:font-name-complex="Arial"/>
    </style:style>
    <style:style style:name="P23" style:family="paragraph" style:parent-style-name="Standard">
      <style:text-properties style:font-name="Verdana" fo:font-size="10pt" fo:font-weight="normal" style:font-size-asian="10pt" style:font-weight-asian="normal" style:font-name-complex="Arial"/>
    </style:style>
    <style:style style:name="P24" style:family="paragraph" style:parent-style-name="Standard">
      <style:text-properties style:font-name="Verdana" fo:font-size="10pt" fo:font-style="italic" fo:font-weight="bold" style:font-size-asian="10pt" style:font-style-asian="italic" style:font-weight-asian="bold" style:font-name-complex="Arial"/>
    </style:style>
    <style:style style:name="T1" style:family="text">
      <style:text-properties fo:color="#000000" style:font-name-complex="Arial" style:font-size-complex="12pt"/>
    </style:style>
    <style:style style:name="T2" style:family="text">
      <style:text-properties fo:color="#000000" style:font-name="Verdana" fo:font-size="10pt" style:font-size-asian="10pt" style:font-name-complex="Arial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Verdana" fo:font-size="10pt" style:font-size-asian="10pt" style:font-size-complex="10pt"/>
    </style:style>
    <style:style style:name="T5" style:family="text">
      <style:text-properties fo:color="#000000" style:font-name="Verdana" fo:font-size="10pt" fo:font-weight="bold" style:font-size-asian="10pt" style:font-weight-asian="bold" style:font-name-complex="Arial" style:font-size-complex="10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style:font-name="Verdana" fo:font-size="10pt" fo:font-weight="normal" style:font-size-asian="10pt" style:font-weight-asian="normal"/>
    </style:style>
    <style:style style:name="T8" style:family="text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T9" style:family="text">
      <style:text-properties style:font-name="Verdana" fo:font-size="10pt" fo:font-weight="bold" style:font-size-asian="10pt" style:font-weight-asian="bold" style:font-name-complex="Arial"/>
    </style:style>
    <style:style style:name="T10" style:family="text">
      <style:text-properties style:font-weight-complex="normal"/>
    </style:style>
    <style:style style:name="T11" style:family="text">
      <style:text-properties fo:font-weight="bold" style:font-weight-asian="bold" style:font-weight-complex="normal"/>
    </style:style>
    <style:style style:name="T12" style:family="text">
      <style:text-properties fo:color="#000000" style:font-name="Verdana" fo:font-size="10pt" style:font-size-asian="10pt" style:font-name-complex="Courier New" style:font-size-complex="10pt"/>
    </style:style>
    <style:style style:name="T13" style:family="text" style:parent-style-name="font1">
      <style:text-properties fo:color="#000000" style:font-name="Verdana"/>
    </style:style>
    <style:style style:name="T14" style:family="text" style:parent-style-name="font1">
      <style:text-properties style:font-name="Verdana"/>
    </style:style>
    <style:style style:name="T15" style:family="text">
      <style:text-properties fo:color="#000000" style:font-size-complex="10pt"/>
    </style:style>
    <style:style style:name="T16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7"/></text:p>
      <text:p text:style-name="P2"><text:span text:style-name="T1">Programació d'aplicacions Web en Java</text:span></text:p>
      <text:p text:style-name="P3"/>
      <text:p text:style-name="P4">Objectius</text:p>
      <text:p text:style-name="P5"/>
      <text:p text:style-name="Standard"><text:span text:style-name="T2">Conèixer els conceptes principals de la programació d'aplicacions web amb Java.</text:span></text:p>
      <text:p text:style-name="P6">Conèixer les eines CASE que ens ajuden a desenvolupar aplicacions web amb Java. </text:p>
      <text:p text:style-name="P6">Instal·lar, configurar i gestionar una plataforma Java per al desenvolupament d'aplicacions web.</text:p>
      <text:p text:style-name="P6">Aprendre els fonaments de la programació amb Servlets i JSP<text:span text:style-name="T3">.</text:span></text:p>
      <text:p text:style-name="Standard"><text:span text:style-name="T4">Comprendre els conceptes de la programació web amb Java</text:span><text:span text:style-name="T5">.</text:span></text:p>
      <text:p text:style-name="P7"/>
      <text:p text:style-name="P8">Continguts</text:p>
      <text:p text:style-name="P9"/>
      <text:p text:style-name="Standard"><text:span text:style-name="T6">L'entorn de desenvolupament integrat Eclipse. El plugin Eclipse Web Tools Platform.</text:span></text:p>
      <text:p text:style-name="P10">El contenidor d'aplicacions web Tomcat. Instal·lació i configuració, Integració amb Eclipse.</text:p>
      <text:p text:style-name="P10"/>
      <text:p text:style-name="P10">Programació de Servlets</text:p>
      <text:list text:style-name="WW8Num12">
        <text:list-item>
          <text:p text:style-name="P11"><text:span text:style-name="T6">Què són els Servlets. Funcionament, invocació i cicle de vida dels Servlets.</text:span></text:p>
        </text:list-item>
        <text:list-item>
          <text:p text:style-name="P12">Creació de Servlets amb Eclipse.</text:p>
        </text:list-item>
        <text:list-item>
          <text:p text:style-name="P12">Gestió de Sessions i Cookies.</text:p>
        </text:list-item>
        <text:list-item>
          <text:p text:style-name="P12">Comunicació entre Servlets.</text:p>
        </text:list-item>
        <text:list-item>
          <text:p text:style-name="P11"><text:span text:style-name="T6">Exemples d'accés a bases de dades des de Servlets. JDBC.</text:span></text:p>
        </text:list-item>
        <text:list-item>
          <text:p text:style-name="P11"><text:span text:style-name="T6">Filtres i monitors.</text:span></text:p>
        </text:list-item>
      </text:list>
      <text:p text:style-name="P10"/>
      <text:p text:style-name="P10">Programació de JSPs</text:p>
      <text:list text:style-name="WW8Num5">
        <text:list-item>
          <text:p text:style-name="P13">Què són les Java Server Pages? JSP i Servlets.</text:p>
        </text:list-item>
        <text:list-item>
          <text:p text:style-name="P14"><text:span text:style-name="T6">Sintaxi JSP.</text:span></text:p>
        </text:list-item>
        <text:list-item>
          <text:p text:style-name="P14"><text:span text:style-name="T6">Dades estàtiques.</text:span></text:p>
        </text:list-item>
        <text:list-item>
          <text:p text:style-name="P13">Directives JSP.</text:p>
        </text:list-item>
        <text:list-item>
          <text:p text:style-name="P13">Elements i variables d’<text:span text:style-name="T3">scripting</text:span></text:p>
        </text:list-item>
        <text:list-item>
          <text:p text:style-name="P13">Actions JSP.</text:p>
        </text:list-item>
        <text:list-item>
          <text:p text:style-name="P14"><text:span text:style-name="T6">Llibreries de tags amb JSP. La llibreria JSTL. Creació de llibreries de tags JSP.</text:span></text:p>
        </text:list-item>
      </text:list>
      <text:p text:style-name="P10"/>
      <text:p text:style-name="P15">Metodologia </text:p>
      <text:p text:style-name="P16"/>
      <text:p text:style-name="P17">Metodologia activa-participativa. Treball transversal.</text:p>
      <text:p text:style-name="P18"/>
      <text:p text:style-name="P19">Destinataris</text:p>
      <text:p text:style-name="Heading_20_4"><text:span text:style-name="T7"/></text:p>
      <text:p text:style-name="P20">Professorat de formació professional específica, que imparteix o ha d'impartir cicles formatius de grau mitjà o superior.</text:p>
      <text:p text:style-name="P21"/>
      <text:p text:style-name="P15"><text:bookmark-end text:name="OLE_LINK7"/>Dates i horari</text:p>
      <text:p text:style-name="P15"/>
      <text:p text:style-name="Standard"><text:span text:style-name="T8">40 hores</text:span></text:p>
      <text:p text:style-name="P22"/>
      <text:p text:style-name="Standard"><text:span text:style-name="T9">Requisits </text:span></text:p>
      <text:p text:style-name="P15"/>
      <text:p text:style-name="P23"><text:span text:style-name="T10">Coneixements bàsics de programació en Java. Coneixements bàsics de llenguatges web (HTML, CSS, Javascript)</text:span><text:span text:style-name="T11">.</text:span></text:p>
      <text:p text:style-name="P15"/>
      <text:p text:style-name="Standard"><text:span text:style-name="T9">Lloc </text:span><text:span text:style-name="T12"><text:s/></text:span></text:p>
      <text:p text:style-name="Standard"><text:span text:style-name="T12"/></text:p>
      <text:p text:style-name="Standard"><text:span text:style-name="T2">Aules Edifici Vèrtex, </text:span><text:span text:style-name="T13">Barcelona</text:span><text:span text:style-name="T14">.</text:span></text:p>
      <text:p text:style-name="Standard"><text:span text:style-name="T9">Professors</text:span></text:p>
      <text:p text:style-name="P22"><text:span text:style-name="T15"/></text:p>
      <text:p text:style-name="P6">Sergi Tur Badenas<text:span text:style-name="T16">, </text:span>Juan Diego Pérez Mohedano.</text:p>
      <text:p text:style-name="P24"/>
      <text:p text:style-name="P15">Coordinador</text:p>
      <text:p text:style-name="Standard"/>
      <text:p text:style-name="Standard">Jordi Bofi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2" style:font-size-asian="12pt" style:language-asian="none" style:country-asian="none" style:font-name-complex="Arial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2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fo:language="es" fo:country="ES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Verdana" fo:font-size="10pt" style:font-name-asian="Times New Roman" style:font-size-asian="10pt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Verdana" style:font-name-asian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style:font-name="Verdana" style:font-name-asian="Times New Roman" style:font-name-complex="Times New Roman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Fuente_20_de_20_párrafo_20_predeter." style:display-name="Fuente de párrafo predeter." style:family="text"/>
    <style:style style:name="font1" style:family="text" style:parent-style-name="Fuente_20_de_20_párrafo_20_predeter.">
      <style:text-properties fo:color="#335c85" style:text-line-through-style="none" style:font-name="Arial" fo:font-size="10pt" style:text-underline-style="none" style:font-size-asian="10pt" style:font-name-complex="Arial" style:font-size-complex="10pt"/>
    </style:style>
    <style:style style:name="tocnumber" style:family="text" style:parent-style-name="Fuente_20_de_20_párrafo_20_predeter."/>
    <style:style style:name="toctext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2.223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033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843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2.223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033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843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6z1" style:num-suffix="." text:bullet-char="o">
        <style:list-level-properties text:space-before="2.223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033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843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199cm"/>
        <style:text-properties style:font-name="Verdana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2) Jordi Campos Miralles i Ramón Navarro Bosch han proposat el </dc:title>
    <meta:initial-creator>UPCnet</meta:initial-creator>
    <meta:creation-date>2006-05-01T20:42:00</meta:creation-date>
    <dc:date>2006-05-03T13:23:37</dc:date>
    <dc:language>ca-ES</dc:language>
    <meta:editing-cycles>10</meta:editing-cycles>
    <meta:editing-duration>PT2H27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9" meta:word-count="223" meta:character-count="1552"/>
  </office:meta>
</office:document-meta>
</file>